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99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cm" svg:stroke-color="#000000" draw:marker-start-width="0.2cm" draw:marker-end="Arrowheads_20_1" draw:marker-end-width="0.3cm" draw:fill="none" draw:fill-color="#6666ff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0000" draw:marker-start-width="0.276cm" draw:marker-end="Arrowheads_20_1" draw:marker-end-width="0.276cm" draw:fill="solid" draw:fill-color="#6666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6666ff" draw:textarea-vertical-align="middle"/>
    </style:style>
    <style:style style:name="gr7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66ff"/>
    </style:style>
    <style:style style:name="T1" style:family="text">
      <style:text-properties fo:color="#00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89cm" svg:height="3.429cm" svg:x="8.874cm" svg:y="4.175cm">
          <text:p text:style-name="P1">REST API for handling</text:p>
          <text:p text:style-name="P1">bulk data for persons</text:p>
          <text:p text:style-name="P1">(PhonebookRest.java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49cm" svg:height="0.962cm" svg:x="1.971cm" svg:y="3.032cm">
          <draw:text-box>
            <text:p><text:span text:style-name="T1">http://localhost:8080/jeer/rest/phonebook</text:span></text:p>
          </draw:text-box>
        </draw:frame>
        <draw:line draw:style-name="gr3" draw:text-style-name="P1" draw:layer="layout" svg:x1="2.016cm" svg:y1="4.175cm" svg:x2="9.001cm" svg:y2="4.175cm">
          <text:p/>
        </draw:line>
        <draw:custom-shape draw:style-name="gr1" draw:text-style-name="P1" xml:id="id3" draw:id="id3" draw:layer="layout" svg:width="8.89cm" svg:height="3.429cm" svg:x="8.919cm" svg:y="11.541cm">
          <text:p text:style-name="P1">REST API for modifying</text:p>
          <text:p text:style-name="P1">and getting data of a</text:p>
          <text:p text:style-name="P1">single person</text:p>
          <text:p text:style-name="P1">(PersonRest.java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55cm" svg:height="0.962cm" svg:x="2.016cm" svg:y="10.398cm">
          <draw:text-box>
            <text:p><text:span text:style-name="T1">http://localhost:8080/jeer/rest/person</text:span></text:p>
          </draw:text-box>
        </draw:frame>
        <draw:line draw:style-name="gr3" draw:text-style-name="P1" draw:layer="layout" svg:x1="2.061cm" svg:y1="11.541cm" svg:x2="9.046cm" svg:y2="11.541cm">
          <text:p/>
        </draw:line>
        <draw:custom-shape draw:style-name="gr1" draw:text-style-name="P1" xml:id="id4" draw:id="id4" draw:layer="layout" svg:width="8.89cm" svg:height="3.429cm" svg:x="8.954cm" svg:y="19.126cm">
          <text:p text:style-name="P1">REST API for for handling</text:p>
          <text:p text:style-name="P1">request per single</text:p>
          <text:p text:style-name="P1">phone number</text:p>
          <text:p text:style-name="P1">(PhoneNumberRest.java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24cm" svg:height="0.962cm" svg:x="2.051cm" svg:y="17.983cm">
          <draw:text-box>
            <text:p><text:span text:style-name="T1">http://localhost:8080/jeer/rest/</text:span><text:span text:style-name="T1">phonenumber</text:span></text:p>
          </draw:text-box>
        </draw:frame>
        <draw:line draw:style-name="gr3" draw:text-style-name="P1" draw:layer="layout" svg:x1="2.096cm" svg:y1="19.126cm" svg:x2="9.081cm" svg:y2="19.126cm">
          <text:p/>
        </draw:line>
        <draw:custom-shape draw:style-name="gr4" draw:text-style-name="P1" xml:id="id2" draw:id="id2" draw:layer="layout" svg:width="7.776cm" svg:height="3.81cm" svg:x="9.607cm" svg:y="24.368cm">
          <text:p text:style-name="P1">Service providing</text:p>
          <text:p text:style-name="P1">the database operations</text:p>
          <text:p text:style-name="P1">(PhoneBookService.java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764cm" svg:y1="5.889cm" svg:x2="17.383cm" svg:y2="26.273cm" draw:start-shape="id1" draw:start-glue-point="1" draw:end-shape="id2" svg:d="m17764 5889h501v20384h-882" svg:viewBox="0 0 883 20385">
          <text:p/>
        </draw:connector>
        <draw:connector draw:style-name="gr6" draw:text-style-name="P1" draw:layer="layout" svg:x1="17.809cm" svg:y1="13.255cm" svg:x2="17.383cm" svg:y2="26.273cm" draw:start-shape="id3" draw:start-glue-point="1" draw:end-shape="id2" draw:end-glue-point="1" svg:d="m17809 13255h501v13018h-927" svg:viewBox="0 0 928 13019">
          <text:p/>
        </draw:connector>
        <draw:connector draw:style-name="gr6" draw:text-style-name="P1" draw:layer="layout" svg:x1="17.844cm" svg:y1="20.84cm" svg:x2="17.383cm" svg:y2="26.273cm" draw:start-shape="id4" draw:end-shape="id2" draw:end-glue-point="1" svg:d="m17844 20840h501v5433h-962" svg:viewBox="0 0 963 5434">
          <text:p/>
        </draw:connector>
        <draw:custom-shape draw:style-name="gr7" draw:text-style-name="P1" xml:id="id7" draw:id="id7" draw:layer="layout" svg:width="6.096cm" svg:height="2.794cm" svg:x="2.143cm" svg:y="19.796cm">
          <text:p text:style-name="P1">Always response with</text:p>
          <text:p text:style-name="P1">Response object</text:p>
          <text:p text:style-name="P1">(Response.java)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6.096cm" svg:height="2.794cm" svg:x="2.016cm" svg:y="4.81cm">
          <text:p text:style-name="P1">Always response with</text:p>
          <text:p text:style-name="P1">Response object</text:p>
          <text:p text:style-name="P1">(Response.java)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6.096cm" svg:height="2.794cm" svg:x="2.143cm" svg:y="12.176cm">
          <text:p text:style-name="P1">Always response with</text:p>
          <text:p text:style-name="P1">Response object</text:p>
          <text:p text:style-name="P1">(Response.java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319cm" svg:y1="7.604cm" svg:x2="5.064cm" svg:y2="7.604cm" draw:start-shape="id1" draw:end-shape="id5" svg:d="m13319 7604v501h-8255v-501" svg:viewBox="0 0 8256 502">
          <text:p/>
        </draw:connector>
        <draw:connector draw:style-name="gr5" draw:text-style-name="P1" draw:layer="layout" svg:x1="13.364cm" svg:y1="14.97cm" svg:x2="5.191cm" svg:y2="14.97cm" draw:start-shape="id3" draw:end-shape="id6" svg:d="m13364 14970v501h-8173v-501" svg:viewBox="0 0 8174 502">
          <text:p/>
        </draw:connector>
        <draw:connector draw:style-name="gr5" draw:text-style-name="P1" draw:layer="layout" svg:x1="13.399cm" svg:y1="22.555cm" svg:x2="5.191cm" svg:y2="22.59cm" draw:start-shape="id4" draw:end-shape="id7" draw:end-glue-point="2" svg:d="m13399 22555v536h-8208v-501" svg:viewBox="0 0 8209 537">
          <text:p/>
        </draw:connector>
        <draw:connector draw:style-name="gr5" draw:text-style-name="P1" draw:layer="layout" svg:x1="2.143cm" svg:y1="21.193cm" svg:x2="1.376cm" svg:y2="21.237cm" draw:start-shape="id7" draw:start-glue-point="3" svg:d="m2143 21193h-634v44h-133" svg:viewBox="0 0 768 45">
          <text:p/>
        </draw:connector>
        <draw:connector draw:style-name="gr5" draw:text-style-name="P1" draw:layer="layout" svg:x1="2.143cm" svg:y1="13.524cm" svg:x2="1.376cm" svg:y2="13.568cm" svg:d="m2143 13524h-634v44h-133" svg:viewBox="0 0 768 45">
          <text:p/>
        </draw:connector>
        <draw:connector draw:style-name="gr5" draw:text-style-name="P1" draw:layer="layout" svg:x1="2.016cm" svg:y1="6.206cm" svg:x2="1.249cm" svg:y2="6.25cm" svg:d="m2016 6206h-634v44h-133" svg:viewBox="0 0 768 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1T15:50:43.523288439</meta:creation-date>
    <meta:generator>LibreOffice/4.1.3.2$Linux_X86_64 LibreOffice_project/410m0$Build-2</meta:generator>
    <dc:date>2014-02-21T16:28:24.736578154</dc:date>
    <meta:editing-duration>PT14M14S</meta:editing-duration>
    <meta:editing-cycles>12</meta:editing-cycles>
    <meta:document-statistic meta:object-count="22"/>
  </office:meta>
</office:document-meta>
</file>